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-0.824cm" svg:y="-0.101cm" svg:width="12.996cm" svg:height="6.669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paragraph" svg:x="12.171cm" svg:y="-0.101cm" svg:width="14.658cm" svg:height="7.034cm" draw:z-index="2"><draw:object xlink:href="./Object 2" xlink:type="simple" xlink:show="embed" xlink:actuate="onLoad"/><draw:image xlink:href="./ObjectReplacements/Object 2" xlink:type="simple" xlink:show="embed" xlink:actuate="onLoad"/></draw:frame><draw:frame text:anchor-type="paragraph" draw:z-index="0" draw:style-name="gr1" draw:text-style-name="P1" svg:width="8.217cm" svg:height="1.045cm" svg:x="9.874cm" svg:y="-1.61cm"><draw:text-box><text:p><text:span text:style-name="T1">Tableau de Bord</text:span></text:p></draw:text-box></draw:frame></text:p>
      <text:p text:style-name="Standard"><draw:frame draw:style-name="fr1" draw:name="Objet3" text:anchor-type="paragraph" svg:x="-1.697cm" svg:y="0.534cm" svg:width="14.332cm" svg:height="6.602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4" text:anchor-type="paragraph" svg:x="13.307cm" svg:y="1.097cm" svg:width="12.802cm" svg:height="6.85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><draw:frame draw:style-name="fr1" draw:name="Objet6" text:anchor-type="paragraph" svg:x="12.222cm" svg:y="0.766cm" svg:width="14.57cm" svg:height="3.602cm" draw:z-index="6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5" text:anchor-type="paragraph" svg:x="-1.244cm" svg:y="0.801cm" svg:width="13.213cm" svg:height="3.801cm" draw:z-index="5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2-18T17:27:46.56</meta:creation-date>
    <dc:date>2015-01-12T22:45:46.61</dc:date>
    <dc:creator>Simon Rispal</dc:creator>
    <meta:editing-duration>PT1H6M52S</meta:editing-duration>
    <meta:editing-cycles>7</meta:editing-cycles>
    <meta:generator>OpenOffice/4.1.0$Win32 OpenOffice.org_project/410m18$Build-9764</meta:generator>
    <meta:document-statistic meta:table-count="0" meta:image-count="0" meta:object-count="6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96cm" svg:height="6.669cm" xlink:href="." xlink:type="simple" chart:class="chart:line" chart:style-name="ch1">
        <chart:title svg:x="3.451cm" svg:y="0.081cm" chart:style-name="ch2">
          <text:p>progression prévue et effective</text:p>
        </chart:title>
        <chart:legend svg:x="1.214cm" svg:y="0.909cm" style:legend-expansion="custom" chartooo:width="4.304cm" chartooo:height="1.948cm" style:legend-expansion-aspect-ratio="2.20944558521561" chart:style-name="ch3"/>
        <chart:plot-area chart:style-name="ch4" chart:data-source-has-labels="both" svg:x="0.486cm" svg:y="0.695cm" svg:width="12.102cm" svg:height="5.701cm">
          <chartooo:coordinate-region svg:x="1.214cm" svg:y="0.908cm" svg:width="11.374cm" svg:height="4.8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</table:table-cell>
              <table:table-cell office:value-type="string">
                <text:p>progression attendue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18">
                <text:p>0.18</text:p>
              </table:table-cell>
              <table:table-cell office:value-type="float" office:value="0.270955165692008">
                <text:p>0.270955165692008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495126705653021">
                <text:p>0.495126705653021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619883040935672">
                <text:p>0.619883040935672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721247563352826">
                <text:p>0.721247563352826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82261208576998">
                <text:p>0.822612085769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57cm" svg:height="7.034cm" xlink:href="." xlink:type="simple" chart:class="chart:line" chart:style-name="ch1">
        <chart:title svg:x="0.82cm" svg:y="0.321cm" chart:style-name="ch2">
          <text:p>nombre d'heure réalisée et nombre d'heures estimée en fonction du temps</text:p>
        </chart:title>
        <chart:legend svg:x="1.531cm" svg:y="1.483cm" style:legend-expansion="custom" chartooo:width="3.799cm" chartooo:height="1.533cm" style:legend-expansion-aspect-ratio="2.4781474233529" chart:style-name="ch3"/>
        <chart:plot-area chart:style-name="ch4" chart:data-source-has-labels="both" svg:x="0.075cm" svg:y="1.054cm" svg:width="13.494cm" svg:height="5.472cm">
          <chartooo:coordinate-region svg:x="0.883cm" svg:y="1.267cm" svg:width="12.686cm" svg:height="4.586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 réaliser</text:p>
              </table:table-cell>
              <table:table-cell office:value-type="string">
                <text:p>nb d'heure estimées 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0.2">
                <text:p>70.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56.5">
                <text:p>25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601cm" xlink:href="." xlink:type="simple" chart:class="chart:bar" chart:style-name="ch1">
        <chart:title svg:x="2.997cm" svg:y="0.266cm" chart:style-name="ch2">
          <text:p>rendement horaire en fonction du temps </text:p>
        </chart:title>
        <chart:legend svg:x="2.306cm" svg:y="1.5cm" style:legend-expansion="custom" chartooo:width="2.953cm" chartooo:height="1.439cm" style:legend-expansion-aspect-ratio="2.05211952744962" chart:style-name="ch3"/>
        <chart:plot-area chart:style-name="ch4" chart:data-source-has-labels="both" svg:x="0.613cm" svg:y="0.699cm" svg:width="13.52cm" svg:height="5.948cm">
          <chartooo:coordinate-region svg:x="1.525cm" svg:y="0.911cm" svg:width="12.608cm" svg:height="5.06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</table:table-cell>
              <table:table-cell office:value-type="string">
                <text:p>rendement estimé (%/h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2cm" svg:height="6.854cm" xlink:href="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7cm" chartooo:height="0.887cm" style:legend-expansion-aspect-ratio="5.3630214205186" chart:style-name="ch3"/>
        <chart:plot-area chart:style-name="ch4" chart:data-source-has-labels="both" svg:x="0.459cm" svg:y="1.471cm" svg:width="11.816cm" svg:height="4.815cm">
          <chartooo:coordinate-region svg:x="1.168cm" svg:y="1.683cm" svg:width="11.107cm" svg:height="3.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5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</table:table-row>
        <table:table-row table:style-name="ro1">
          <table:table-cell table:number-columns-repeated="10"/>
          <table:table-cell office:value-type="string">
            <text:p>dossier d’initialisation 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table:style-name="ce2" office:value-type="date" office:date-value="2014-12-19">
            <text:p>19/12/14</text:p>
          </table:table-cell>
        </table:table-row>
        <table:table-row table:style-name="ro1">
          <table:table-cell table:number-columns-repeated="10"/>
          <table:table-cell office:value-type="string">
            <text:p>PAQ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table:style-name="ce2" office:value-type="date" office:date-value="2014-12-12">
            <text:p>12/12/14</text:p>
          </table:table-cell>
        </table:table-row>
        <table:table-row table:style-name="ro1">
          <table:table-cell table:number-columns-repeated="10"/>
          <table:table-cell office:value-type="string">
            <text:p>Dossier d'EB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2" office:value-type="date" office:date-value="2015-01-13">
            <text:p>13/01/15</text:p>
          </table:table-cell>
        </table:table-row>
        <table:table-row table:style-name="ro1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2" office:value-type="date" office:date-value="2015-01-23">
            <text:p>23/01/15</text:p>
          </table:table-cell>
        </table:table-row>
        <table:table-row table:style-name="ro1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2" office:value-type="date" office:date-value="2015-01-27">
            <text:p>27/01/15</text:p>
          </table:table-cell>
        </table:table-row>
        <table:table-row table:style-name="ro1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2" office:value-type="date" office:date-value="2015-01-27">
            <text:p>27/01/1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12/01/2015</text:date>, <text:time>22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4.6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table:style-name="Default"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number-columns-repeated="10"/>
          <table:table-cell office:value-type="string">
            <text:p>initialisation </text:p>
          </table:table-cell>
          <table:table-cell table:style-name="ce1"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expression des besoins</text:p>
          </table:table-cell>
          <table:table-cell office:value-type="string">
            <text:p>en cours </text:p>
          </table:table-cell>
          <table:table-cell office:value-type="percentage" office:value="0.86">
            <text:p>86,00%</text:p>
          </table:table-cell>
          <table:table-cell office:value-type="float" office:value="6">
            <text:p>6</text:p>
          </table:table-cell>
          <table:table-cell office:value-type="string">
            <text:p>toute l'équipe</text:p>
          </table:table-cell>
        </table:table-row>
        <table:table-row table:style-name="ro1">
          <table:table-cell table:number-columns-repeated="10"/>
          <table:table-cell office:value-type="string">
            <text:p>Description des solutions</text:p>
          </table:table-cell>
          <table:table-cell office:value-type="string">
            <text:p>non commencé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12/01/2015</text:date>, <text:time>22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